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style:style style:name="P15" style:family="paragraph" style:parent-style-name="Text_20_body" style:list-style-name="L9">
      <style:paragraph-properties fo:margin-top="0in" fo:margin-bottom="0in"/>
    </style:style>
    <style:style style:name="P16" style:family="paragraph" style:parent-style-name="Preformatted_20_Text">
    </style:style>
  </office:automatic-styles>
  <office:body>
    <office:text>
      <text:p text:style-name="Title">Practicing if and switch</text:p>
      <text:p text:style-name="Author"><text:a xlink:type="simple" xlink:href="https://csci-1301.github.io/about#authors" office:name=""><text:span text:style-name="Definition">https://csci-1301.github.io/about#authors</text:span></text:a></text:p>
      <text:p text:style-name="Date">March 27, 2024 (07:15: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Source_Text"><text:span text:style-name="KeywordTok">if</text:span></text:span> statements,</text:p>
        </text:list-item>
        <text:list-item>
          <text:p text:style-name="P1">To help you practice <text:span text:style-name="Source_Text"><text:span text:style-name="KeywordTok">switch</text:span></text:span> statements,</text:p>
        </text:list-item>
        <text:list-item>
          <text:p text:style-name="P1">To help you understand the instances in which <text:span text:style-name="Source_Text"><text:span text:style-name="KeywordTok">switch</text:span></text:span> or <text:span text:style-name="Source_Text"><text:span text:style-name="KeywordTok">if</text:span></text:span> should be used,</text:p>
        </text:list-item>
        <text:list-item>
          <text:p text:style-name="P1">(Optional) to help you understand the conditional operator, and</text:p>
        </text:list-item>
        <text:list-item>
          <text:p text:style-name="P1">(Optional) to introduce you to the <text:span text:style-name="Source_Text"><text:span text:style-name="NormalTok">ToUpper</text:span></text:span> method.</text:p>
        </text:list-item>
      </text:list>
      <text:h text:style-name="Heading_20_1" text:outline-level="1"><text:bookmark-start text:name="mastering-the-switch-statement"/>Mastering the <text:span text:style-name="Source_Text"><text:span text:style-name="KeywordTok">switch</text:span></text:span> statement<text:bookmark-end text:name="mastering-the-switch-statement"/></text:h>
      <text:p text:style-name="First_20_paragraph">Consider the following code:</text:p>
      <text:p text:style-name="Preformatted_20_Text">
<text:span text:style-name="CommentTok">// We ask the user to enter the day of the week:</text:span>
</text:p>
      <text:p text:style-name="Preformatted_20_Text">
<text:span text:style-name="NormalTok">Console</text:span><text:span text:style-name="OperatorTok">.</text:span><text:span text:style-name="FunctionTok">WriteLine</text:span><text:span text:style-name="OperatorTok">(</text:span><text:span text:style-name="StringTok">"Please enter the day of the week."</text:span><text:span text:style-name="OperatorTok">);</text:span>
</text:p>
      <text:p text:style-name="Preformatted_20_Text">
<text:span text:style-name="CommentTok">// Note that anything that is not spelled exactly as </text:span>
</text:p>
      <text:p text:style-name="Preformatted_20_Text">
<text:span text:style-name="CommentTok">// in the switch statement will be treated as the </text:span>
</text:p>
      <text:p text:style-name="Preformatted_20_Text">
<text:span text:style-name="CommentTok">// default case.</text:span>
</text:p>
      <text:p text:style-name="Preformatted_20_Text">
</text:p>
      <text:p text:style-name="Preformatted_20_Text">
<text:span text:style-name="CommentTok">// We read from the user:</text:span>
</text:p>
      <text:p text:style-name="Preformatted_20_Text">
<text:span text:style-name="DataTypeTok">string</text:span><text:span text:style-name="NormalTok"><text:s text:c="1"/>string_day </text:span><text:span text:style-name="OperatorTok">=</text:span><text:span text:style-name="NormalTok"><text:s text:c="1"/>Console</text:span><text:span text:style-name="OperatorTok">.</text:span><text:span text:style-name="FunctionTok">ReadLine</text:span><text:span text:style-name="OperatorTok">();</text:span>
</text:p>
      <text:p text:style-name="Preformatted_20_Text">
</text:p>
      <text:p text:style-name="Preformatted_20_Text">
<text:span text:style-name="CommentTok">// Variable where the result of our computation will be stored:</text:span>
</text:p>
      <text:p text:style-name="Preformatted_20_Text">
<text:span text:style-name="DataTypeTok">int</text:span><text:span text:style-name="NormalTok"><text:s text:c="1"/>num_day</text:span><text:span text:style-name="OperatorTok">;</text:span>
</text:p>
      <text:p text:style-name="Preformatted_20_Text">
</text:p>
      <text:p text:style-name="Preformatted_20_Text">
<text:span text:style-name="CommentTok">// Switch statement to map textual description of the day </text:span>
</text:p>
      <text:p text:style-name="Preformatted_20_Text">
<text:span text:style-name="CommentTok">// (e.g., "Monday", "Tuesday", etc.) to a number </text:span>
</text:p>
      <text:p text:style-name="Preformatted_20_Text">
<text:span text:style-name="CommentTok">// relative to chronological order (e.g., 1, 2, etc.)</text:span>
</text:p>
      <text:p text:style-name="Preformatted_20_Text">
<text:span text:style-name="KeywordTok">switch</text:span><text:span text:style-name="NormalTok"><text:s text:c="1"/></text:span><text:span text:style-name="OperatorTok">(</text:span><text:span text:style-name="NormalTok">string_day</text:span><text:span text:style-name="OperatorTok">)</text:span>
</text:p>
      <text:p text:style-name="Preformatted_20_Text">
<text:span text:style-name="OperatorTok">{</text:span>
</text:p>
      <text:p text:style-name="Preformatted_20_Text">
<text:span text:style-name="NormalTok"><text:s text:c="4"/></text:span><text:span text:style-name="KeywordTok">case</text:span><text:span text:style-name="NormalTok"><text:s text:c="1"/></text:span><text:span text:style-name="OperatorTok">(</text:span><text:span text:style-name="StringTok">"Monday"</text:span><text:span text:style-name="OperatorTok">):</text:span>
</text:p>
      <text:p text:style-name="Preformatted_20_Text">
<text:span text:style-name="NormalTok"><text:s text:c="8"/>num_day </text:span><text:span text:style-name="OperatorTok">=</text:span><text:span text:style-name="NormalTok"><text:s text:c="1"/></text:span><text:span text:style-name="DecValTok">1</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OperatorTok">(</text:span><text:span text:style-name="StringTok">"Tuesday"</text:span><text:span text:style-name="OperatorTok">):</text:span>
</text:p>
      <text:p text:style-name="Preformatted_20_Text">
<text:span text:style-name="NormalTok"><text:s text:c="8"/>num_day </text:span><text:span text:style-name="OperatorTok">=</text:span><text:span text:style-name="NormalTok"><text:s text:c="1"/></text:span><text:span text:style-name="DecValTok">2</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OperatorTok">(</text:span><text:span text:style-name="StringTok">"Wednesday"</text:span><text:span text:style-name="OperatorTok">):</text:span>
</text:p>
      <text:p text:style-name="Preformatted_20_Text">
<text:span text:style-name="NormalTok"><text:s text:c="8"/>num_day </text:span><text:span text:style-name="OperatorTok">=</text:span><text:span text:style-name="NormalTok"><text:s text:c="1"/></text:span><text:span text:style-name="DecValTok">3</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OperatorTok">(</text:span><text:span text:style-name="StringTok">"Thursday"</text:span><text:span text:style-name="OperatorTok">):</text:span>
</text:p>
      <text:p text:style-name="Preformatted_20_Text">
<text:span text:style-name="NormalTok"><text:s text:c="8"/>num_day </text:span><text:span text:style-name="OperatorTok">=</text:span><text:span text:style-name="NormalTok"><text:s text:c="1"/></text:span><text:span text:style-name="DecValTok">4</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OperatorTok">(</text:span><text:span text:style-name="StringTok">"Friday"</text:span><text:span text:style-name="OperatorTok">):</text:span>
</text:p>
      <text:p text:style-name="Preformatted_20_Text">
<text:span text:style-name="NormalTok"><text:s text:c="8"/>num_day </text:span><text:span text:style-name="OperatorTok">=</text:span><text:span text:style-name="NormalTok"><text:s text:c="1"/></text:span><text:span text:style-name="DecValTok">5</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OperatorTok">(</text:span><text:span text:style-name="StringTok">"Saturday"</text:span><text:span text:style-name="OperatorTok">):</text:span>
</text:p>
      <text:p text:style-name="Preformatted_20_Text">
<text:span text:style-name="NormalTok"><text:s text:c="8"/>num_day </text:span><text:span text:style-name="OperatorTok">=</text:span><text:span text:style-name="NormalTok"><text:s text:c="1"/></text:span><text:span text:style-name="DecValTok">6</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OperatorTok">(</text:span><text:span text:style-name="StringTok">"Sunday"</text:span><text:span text:style-name="OperatorTok">):</text:span>
</text:p>
      <text:p text:style-name="Preformatted_20_Text">
<text:span text:style-name="NormalTok"><text:s text:c="8"/>num_day </text:span><text:span text:style-name="OperatorTok">=</text:span><text:span text:style-name="NormalTok"><text:s text:c="1"/></text:span><text:span text:style-name="DecValTok">7</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KeywordTok">default</text:span><text:span text:style-name="OperatorTok">:</text:span>
</text:p>
      <text:p text:style-name="Preformatted_20_Text">
<text:span text:style-name="NormalTok"><text:s text:c="8"/>num_day </text:span><text:span text:style-name="OperatorTok">=</text:span><text:span text:style-name="NormalTok"><text:s text:c="1"/></text:span><text:span text:style-name="OperatorTok">-</text:span><text:span text:style-name="DecValTok">1</text:span><text:span text:style-name="OperatorTok">;</text:span><text:span text:style-name="NormalTok"><text:s text:c="1"/></text:span><text:span text:style-name="CommentTok">// This is an error code.</text:span>
</text:p>
      <text:p text:style-name="Preformatted_20_Text">
<text:span text:style-name="NormalTok"><text:s text:c="8"/></text:span><text:span text:style-name="KeywordTok">break</text:span><text:span text:style-name="OperatorTok">;</text:span>
</text:p>
      <text:p text:style-name="Preformatted_20_Text">
<text:span text:style-name="OperatorTok">}</text:span>
</text:p>
      <text:p text:style-name="Preformatted_20_Text">
</text:p>
      <text:p text:style-name="Preformatted_20_Text">
<text:span text:style-name="CommentTok">// We display the number corresponding to the day entered:</text:span>
</text:p>
      <text:p text:style-name="Preformatted_20_Text">
<text:span text:style-name="NormalTok">Console</text:span><text:span text:style-name="OperatorTok">.</text:span><text:span text:style-name="FunctionTok">WriteLine</text:span><text:span text:style-name="OperatorTok">(</text:span><text:span text:style-name="StringTok">"The number corresponding to "</text:span><text:span text:style-name="NormalTok"><text:s text:c="1"/></text:span><text:span text:style-name="OperatorTok">+</text:span><text:span text:style-name="NormalTok"><text:s text:c="1"/>string_day </text:span><text:span text:style-name="OperatorTok">+</text:span><text:span text:style-name="NormalTok"><text:s text:c="1"/></text:span><text:span text:style-name="StringTok">" is "</text:span><text:span text:style-name="NormalTok"><text:s text:c="1"/></text:span><text:span text:style-name="OperatorTok">+</text:span><text:span text:style-name="NormalTok"><text:s text:c="1"/>num_day </text:span><text:span text:style-name="OperatorTok">+</text:span><text:span text:style-name="NormalTok"><text:s text:c="1"/></text:span><text:span text:style-name="StringTok">"."</text:span><text:span text:style-name="OperatorTok">);</text:span>
</text:p>
      <text:p text:style-name="First_20_paragraph">You can download it <text:a xlink:type="simple" xlink:href="../labs/IfAndSwitch/day_of_the_week.zip" office:name=""><text:span text:style-name="Definition">as a solution</text:span></text:a> (that also contains the solution to the problems asked below. Make sure you open <text:span text:style-name="Source_Text"><text:span text:style-name="NormalTok">day_of_the_week</text:span></text:span> and not <text:span text:style-name="Source_Text"><text:span text:style-name="NormalTok">day_of_the_week_solution</text:span></text:span> first).</text:p>
      <text:p text:style-name="Text_20_body">Now, do the following:</text:p>
      <text:list text:style-name="L2">
        <text:list-item>
          <text:p text:style-name="P2">Test the program with various values and make sure it behaves as expected.</text:p>
        </text:list-item>
        <text:list-item>
          <text:p text:style-name="P2">Comment out the <text:span text:style-name="Source_Text"><text:span text:style-name="KeywordTok">default</text:span><text:span text:style-name="OperatorTok">:</text:span></text:span> case along with the two lines below it and compile your program. Why is the compiler complaining?</text:p>
        </text:list-item>
        <text:list-item>
          <text:p text:style-name="P2">Restore the code to its original state.</text:p>
        </text:list-item>
        <text:list-item>
          <text:p text:style-name="P2">Change the code so that “monday” would make the value 1 get assigned to <text:span text:style-name="Source_Text"><text:span text:style-name="NormalTok">num_day</text:span></text:span>.</text:p>
        </text:list-item>
        <text:list-item>
          <text:p text:style-name="P2">Change the code so that <text:a xlink:type="simple" xlink:href="https://www.wikiwand.com/en/Names_of_the_days_of_the_week#Days_numbered_from_Sunday" office:name=""><text:span text:style-name="Definition">the days of the week start on Sunday</text:span></text:a> (i.e., “Sunday” causes the value 1 to get assigned to <text:span text:style-name="Source_Text"><text:span text:style-name="NormalTok">num_day</text:span></text:span>, “Monday” causes the value 2 to be assigned to <text:span text:style-name="Source_Text"><text:span text:style-name="NormalTok">num_day</text:span></text:span>, etc.)</text:p>
        </text:list-item>
        <text:list-item>
          <text:p text:style-name="P2">Finally, change the last message to tell the user if the code encountered an error; use an <text:span text:style-name="Source_Text"><text:span text:style-name="KeywordTok">if</text:span></text:span> statement to display a different message if the user input did not match one of the literals in your <text:span text:style-name="Source_Text"><text:span text:style-name="KeywordTok">switch</text:span></text:span> statement.</text:p>
        </text:list-item>
      </text:list>
      <text:p text:style-name="First_20_paragraph">Here is an example of execution, where the user input is u͟n͟d͟e͟r͟l͟i͟n͟e͟d͟, and hitting “enter” is represented by ↵:</text:p>
      <text:p text:style-name="P3">Please enter the day of the week.</text:p>
      <text:p text:style-name="P4">t͟u͟e͟s͟d͟a͟y͟↵</text:p>
      <text:p text:style-name="P5">The number corresponding to tuesday is 3.</text:p>
      <text:p text:style-name="First_20_paragraph">Here is a second example:</text:p>
      <text:p text:style-name="P6">Please enter the day of the week.</text:p>
      <text:p text:style-name="P7">M͟O͟N͟D͟A͟Y͟↵</text:p>
      <text:p text:style-name="P8">I am sorry, but MONDAY does not seem to be a valid day.</text:p>
      <text:p text:style-name="First_20_paragraph">You can find an example solution in <text:a xlink:type="simple" xlink:href="../labs/IfAndSwitch/day_of_the_week_solution.zip" office:name=""><text:span text:style-name="Definition">this solution</text:span></text:a> or in the archive that you downloaded previously.</text:p>
      <text:h text:style-name="Heading_20_1" text:outline-level="1"><text:bookmark-start text:name="practicing-if-and-switch"/>Practicing <text:span text:style-name="Source_Text"><text:span text:style-name="KeywordTok">if</text:span></text:span> and <text:span text:style-name="Source_Text"><text:span text:style-name="KeywordTok">switch</text:span></text:span><text:bookmark-end text:name="practicing-if-and-switch"/></text:h>
      <text:p text:style-name="First_20_paragraph">This exercise will ask you to write a rather abstract program that performs simple manipulations on a few variables. The main goal is to have you practice “transforming” <text:span text:style-name="Source_Text"><text:span text:style-name="KeywordTok">if</text:span></text:span> statements into <text:span text:style-name="Source_Text"><text:span text:style-name="KeywordTok">switch</text:span></text:span> statements and <text:span text:style-name="Source_Text"><text:span text:style-name="KeywordTok">switch</text:span></text:span> statements into <text:span text:style-name="Source_Text"><text:span text:style-name="KeywordTok">if</text:span></text:span> statements. This will help you memorize their syntax and help you choose the more convenient one to perform certain tasks.</text:p>
      <text:p text:style-name="Text_20_body">Create a new project and do the following in <text:span text:style-name="Source_Text"><text:span text:style-name="NormalTok">Main</text:span></text:span>.</text:p>
      <text:list text:style-name="L3">
        <text:list-item>
          <text:p text:style-name="P9">Declare and initialize the following variables:</text:p>
          <text:list text:style-name="L4">
            <text:list-item>
              <text:p text:style-name="P10">a <text:span text:style-name="Source_Text"><text:span text:style-name="DataTypeTok">string</text:span></text:span> variable named <text:span text:style-name="Source_Text"><text:span text:style-name="NormalTok">day</text:span></text:span></text:p>
            </text:list-item>
            <text:list-item>
              <text:p text:style-name="P10">an <text:span text:style-name="Source_Text"><text:span text:style-name="DataTypeTok">int</text:span></text:span> variable named <text:span text:style-name="Source_Text"><text:span text:style-name="NormalTok">myVar</text:span></text:span></text:p>
            </text:list-item>
            <text:list-item>
              <text:p text:style-name="P10">a <text:span text:style-name="Source_Text"><text:span text:style-name="DataTypeTok">char</text:span></text:span> variable named <text:span text:style-name="Source_Text"><text:span text:style-name="NormalTok">initial</text:span></text:span>, and</text:p>
            </text:list-item>
            <text:list-item>
              <text:p text:style-name="P10">a <text:span text:style-name="Source_Text"><text:span text:style-name="DataTypeTok">bool</text:span></text:span> variable named <text:span text:style-name="Source_Text"><text:span text:style-name="NormalTok">flag</text:span></text:span></text:p>
            </text:list-item>
          </text:list>
        </text:list-item>
        <text:list-item>
          <text:p text:style-name="P9">Set and change the value of these variables to make good tests as you progress through this problem.</text:p>
        </text:list-item>
        <text:list-item>
          <text:p text:style-name="P9">You can also display them on the screen to make sure that your statements behave as expected.</text:p>
        </text:list-item>
      </text:list>
      <text:h text:style-name="Heading_20_2" text:outline-level="2"><text:bookmark-start text:name="from-switch-to-if-else"/>From <text:span text:style-name="Source_Text"><text:span text:style-name="KeywordTok">switch</text:span></text:span> to <text:span text:style-name="Source_Text"><text:span text:style-name="KeywordTok">if</text:span><text:span text:style-name="OperatorTok">-</text:span><text:span text:style-name="KeywordTok">else</text:span></text:span><text:bookmark-end text:name="from-switch-to-if-else"/></text:h>
      <text:list text:style-name="L5">
        <text:list-item>
          <text:p text:style-name="P11">Write a <text:span text:style-name="Source_Text"><text:span text:style-name="KeywordTok">switch</text:span></text:span> statement that sets <text:span text:style-name="Source_Text"><text:span text:style-name="NormalTok">flag</text:span></text:span> to <text:span text:style-name="Source_Text"><text:span text:style-name="KeywordTok">true</text:span></text:span> if the value of <text:span text:style-name="Source_Text"><text:span text:style-name="NormalTok">day</text:span></text:span> is <text:span text:style-name="Source_Text"><text:span text:style-name="StringTok">"Mon"</text:span></text:span>, <text:span text:style-name="Source_Text"><text:span text:style-name="StringTok">"Tue"</text:span></text:span>, <text:span text:style-name="Source_Text"><text:span text:style-name="StringTok">"Wed"</text:span></text:span>, <text:span text:style-name="Source_Text"><text:span text:style-name="StringTok">"Thu"</text:span></text:span> or <text:span text:style-name="Source_Text"><text:span text:style-name="StringTok">"Fri"</text:span></text:span>, and to <text:span text:style-name="Source_Text"><text:span text:style-name="KeywordTok">false</text:span></text:span> otherwise.</text:p>
        </text:list-item>
        <text:list-item>
          <text:p text:style-name="P11">Rewrite the previous statement as an <text:span text:style-name="Source_Text"><text:span text:style-name="KeywordTok">if</text:span><text:span text:style-name="OperatorTok">-</text:span><text:span text:style-name="KeywordTok">else</text:span></text:span> statement.</text:p>
        </text:list-item>
      </text:list>
      <text:h text:style-name="Heading_20_2" text:outline-level="2"><text:bookmark-start text:name="from-if-else-to-switch"/>From <text:span text:style-name="Source_Text"><text:span text:style-name="KeywordTok">if</text:span><text:span text:style-name="OperatorTok">-</text:span><text:span text:style-name="KeywordTok">else</text:span></text:span> to <text:span text:style-name="Source_Text"><text:span text:style-name="KeywordTok">switch</text:span></text:span><text:bookmark-end text:name="from-if-else-to-switch"/></text:h>
      <text:list text:style-name="L6">
        <text:list-item>
          <text:p text:style-name="P12">Write an <text:span text:style-name="Source_Text"><text:span text:style-name="KeywordTok">if</text:span><text:span text:style-name="OperatorTok">-</text:span><text:span text:style-name="KeywordTok">else</text:span></text:span> statement that doubles the value of <text:span text:style-name="Source_Text"><text:span text:style-name="NormalTok">myVar</text:span></text:span> if <text:span text:style-name="Source_Text"><text:span text:style-name="NormalTok">myVar</text:span></text:span> is: <text:span text:style-name="Source_Text"><text:span text:style-name="DecValTok">3</text:span></text:span>, <text:span text:style-name="Source_Text"><text:span text:style-name="DecValTok">5</text:span></text:span>, or <text:span text:style-name="Source_Text"><text:span text:style-name="DecValTok">7</text:span></text:span>.</text:p>
        </text:list-item>
        <text:list-item>
          <text:p text:style-name="P12">Can you rewrite the previous statement as a <text:span text:style-name="Source_Text"><text:span text:style-name="KeywordTok">switch</text:span></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7">
        <text:list-item>
          <text:p text:style-name="P13">Write a statement that doubles the value of <text:span text:style-name="Source_Text"><text:span text:style-name="NormalTok">myVar</text:span></text:span> and sets <text:span text:style-name="Source_Text"><text:span text:style-name="NormalTok">initial</text:span></text:span> to <text:span text:style-name="Source_Text"><text:span text:style-name="CharTok">'M'</text:span></text:span> if <text:span text:style-name="Source_Text"><text:span text:style-name="NormalTok">day</text:span></text:span> is equal to <text:span text:style-name="Source_Text"><text:span text:style-name="StringTok">"Sat"</text:span></text:span>. What is the appropriate kind of statement to do this?</text:p>
        </text:list-item>
        <text:list-item>
          <text:p text:style-name="P13">Write a statement that displays “Hello” on the screen if the value of <text:span text:style-name="Source_Text"><text:span text:style-name="NormalTok">initial</text:span></text:span> is <text:span text:style-name="Source_Text"><text:span text:style-name="CharTok">'E'</text:span></text:span> or <text:span text:style-name="Source_Text"><text:span text:style-name="CharTok">'e'</text:span></text:span>, “Bonjour” if the value of <text:span text:style-name="Source_Text"><text:span text:style-name="NormalTok">initial</text:span></text:span> is <text:span text:style-name="Source_Text"><text:span text:style-name="CharTok">'F'</text:span></text:span> or <text:span text:style-name="Source_Text"><text:span text:style-name="CharTok">'f'</text:span></text:span>, and “Guten Tag” if the value of <text:span text:style-name="Source_Text"><text:span text:style-name="NormalTok">initial</text:span></text:span> is <text:span text:style-name="Source_Text"><text:span text:style-name="CharTok">'D'</text:span></text:span> or <text:span text:style-name="Source_Text"><text:span text:style-name="CharTok">'d'</text:span></text:span>. What is the appropriate kind of statement to do this?</text:p>
        </text:list-item>
      </text:list>
      <text:p text:style-name="First_20_paragraph">Note that you can solve those problems with either an <text:span text:style-name="Source_Text"><text:span text:style-name="KeywordTok">if</text:span></text:span> statement or a <text:span text:style-name="Source_Text"><text:span text:style-name="KeywordTok">switch</text:span></text:span> statement.</text:p>
      <text:h text:style-name="Heading_20_2" text:outline-level="2"><text:bookmark-start text:name="complex-conditions"/>Complex Conditions<text:bookmark-end text:name="complex-conditions"/></text:h>
      <text:list text:style-name="L8">
        <text:list-item>
          <text:p text:style-name="P14">Write a statement that doubles the value of <text:span text:style-name="Source_Text"><text:span text:style-name="NormalTok">myVar</text:span></text:span> if <text:span text:style-name="Source_Text"><text:span text:style-name="NormalTok">day</text:span></text:span> is <text:span text:style-name="Source_Text"><text:span text:style-name="StringTok">"Sun"</text:span></text:span>, triples the value of <text:span text:style-name="Source_Text"><text:span text:style-name="NormalTok">myVar</text:span></text:span> if <text:span text:style-name="Source_Text"><text:span text:style-name="NormalTok">day</text:span></text:span> is not <text:span text:style-name="Source_Text"><text:span text:style-name="StringTok">"Sun"</text:span></text:span> but <text:span text:style-name="Source_Text"><text:span text:style-name="NormalTok">initial</text:span></text:span> is <text:span text:style-name="Source_Text"><text:span text:style-name="CharTok">'a'</text:span></text:span>, or sets <text:span text:style-name="Source_Text"><text:span text:style-name="NormalTok">myVar</text:span></text:span> to <text:span text:style-name="Source_Text"><text:span text:style-name="DecValTok">0</text:span></text:span> if neither of the other conditions is satisfied.</text:p>
        </text:list-item>
        <text:list-item>
          <text:p text:style-name="P14">Write a statement that sets <text:span text:style-name="Source_Text"><text:span text:style-name="NormalTok">myVar</text:span></text:span> to <text:span text:style-name="Source_Text"><text:span text:style-name="DecValTok">0</text:span></text:span> if <text:span text:style-name="Source_Text"><text:span text:style-name="NormalTok">initial</text:span></text:span> is an upper-case letter or to <text:span text:style-name="Source_Text"><text:span text:style-name="DecValTok">1</text:span></text:span> otherwise. You will need to understand how to use the <text:span text:style-name="Source_Text"><text:span text:style-name="NormalTok">IsUpper</text:span></text:span> method, and the <text:a xlink:type="simple" xlink:href="https://docs.microsoft.com/en-us/dotnet/api/system.char.isupper?view=net-5.0" office:name=""><text:span text:style-name="Definition">documentation</text:span></text:a> can help you with that.</text:p>
        </text:list-item>
      </text:list>
      <text:p text:style-name="First_20_paragraph">Note that you can only solve those problems with <text:span text:style-name="Source_Text"><text:span text:style-name="KeywordTok">if</text:span></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A <text:span text:style-name="T1">conditional operator</text:span> can be used to replace <text:span text:style-name="Source_Text"><text:span text:style-name="KeywordTok">if</text:span><text:span text:style-name="OperatorTok">-</text:span><text:span text:style-name="KeywordTok">else</text:span></text:span> statements in particular cases (i.e., assignment, call, increment, decrement, and new object expressions). Its structure is:</text:p>
      <text:p text:style-name="Text_20_body"><text:span text:style-name="Source_Text"><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Practice using the conditional operator by adding these statements to the program you developed previously:</text:p>
      <text:list text:style-name="L9">
        <text:list-item>
          <text:p text:style-name="P15">Write a statement that sets <text:span text:style-name="Source_Text"><text:span text:style-name="NormalTok">myVar</text:span></text:span> to <text:span text:style-name="Source_Text"><text:span text:style-name="DecValTok">0</text:span></text:span> if <text:span text:style-name="Source_Text"><text:span text:style-name="NormalTok">initial</text:span></text:span> is an upper-case letter, and to <text:span text:style-name="Source_Text"><text:span text:style-name="DecValTok">1</text:span></text:span> otherwise. You already wrote an <text:span text:style-name="Source_Text"><text:span text:style-name="KeywordTok">if</text:span></text:span> statement that accomplishes this in the previous exercise, so you just need to rewrite it using the conditional operator.</text:p>
        </text:list-item>
        <text:list-item>
          <text:p text:style-name="P15">Write a statement that sets <text:span text:style-name="Source_Text"><text:span text:style-name="NormalTok">initial</text:span></text:span> to <text:span text:style-name="Source_Text"><text:span text:style-name="CharTok">'B'</text:span></text:span> if <text:span text:style-name="Source_Text"><text:span text:style-name="NormalTok">myVar</text:span></text:span> is greater than 500 and to <text:span text:style-name="Source_Text"><text:span text:style-name="CharTok">'S'</text:span></text:span> if <text:span text:style-name="Source_Text"><text:span text:style-name="NormalTok">myVar</text:span></text:span> is less than or equal to 500.</text:p>
        </text:list-item>
        <text:list-item>
          <text:p text:style-name="P15">Write a statement that doubles the value of <text:span text:style-name="Source_Text"><text:span text:style-name="NormalTok">myVar</text:span></text:span> if <text:span text:style-name="Source_Text"><text:span text:style-name="NormalTok">day</text:span></text:span> is <text:span text:style-name="Source_Text"><text:span text:style-name="StringTok">"Sat"</text:span></text:span> or <text:span text:style-name="Source_Text"><text:span text:style-name="StringTok">"Sun"</text:span></text:span> and adds 1 to the value of <text:span text:style-name="Source_Text"><text:span text:style-name="NormalTok">myVar</text:span></text:span> otherwise.</text:p>
        </text:list-item>
      </text:list>
      <text:h text:style-name="Heading_20_2" text:outline-level="2"><text:bookmark-start text:name="toupper-method"/><text:span text:style-name="Source_Text"><text:span text:style-name="FunctionTok">ToUpper</text:span><text:span text:style-name="OperatorTok">()</text:span></text:span> Method<text:bookmark-end text:name="toupper-method"/></text:h>
      <text:p text:style-name="First_20_paragraph">C# contains a method called <text:span text:style-name="Source_Text"><text:span text:style-name="FunctionTok">ToUpper</text:span><text:span text:style-name="OperatorTok">()</text:span></text:span> in the <text:span text:style-name="Source_Text"><text:span text:style-name="DataTypeTok">string</text:span></text:span> class. You can read <text:a xlink:type="simple" xlink:href="https://learn.microsoft.com/en-us/dotnet/api/system.string.toupper?view=net-6.0" office:name=""><text:span text:style-name="Definition">its documentation</text:span></text:a>, but the simplest way to understand is probably to see an example first. The statement</text:p>
      <text:p text:style-name="Preformatted_20_Text">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FunctionTok">ToUpper</text:span><text:span text:style-name="OperatorTok">());</text:span>
</text:p>
      <text:p text:style-name="First_20_paragraph">will display</text:p>
      <text:p text:style-name="P16">HELLO, WORLD!</text:p>
      <text:p text:style-name="First_20_paragraph">Can you use this method to make your <text:span text:style-name="Source_Text"><text:span text:style-name="KeywordTok">switch</text:span></text:span> statement <text:a xlink:type="simple" xlink:href="#mastering-the-switch-statement" office:name=""><text:span text:style-name="Definition">from the first part</text:span></text:a> accommodate any combination of uppercase and lowercase letters for the days of the week? If done properly, your program should then correctly identify that “MoNdAy”, “MONDAY”, “monday” and “Monday” all match the same valu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Practic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5:43Z</meta:creation-date>
    <dc:date>2024-03-27T23:15:43Z</dc:date>
    <meta:user-defined meta:name="date" meta:value-type="string">March  27, 2024 (07:15: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